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 svg:font-family="'Lucida Sans', 'Lucida Sans Unicode', 'Lucida Grande', Lucida,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color="#ff0000" fo:font-size="22pt" style:text-underline-style="solid" style:text-underline-width="auto" style:text-underline-color="font-color" fo:font-weight="bold" officeooo:rsid="000ad2c2" officeooo:paragraph-rsid="000ad2c2" style:font-size-asian="19.25pt" style:font-weight-asian="bold" style:font-size-complex="22pt" style:font-weight-complex="bold"/>
    </style:style>
    <style:style style:name="P2" style:family="paragraph" style:parent-style-name="Standard">
      <style:paragraph-properties fo:text-align="start" style:justify-single-word="false"/>
      <style:text-properties fo:color="#ff0000" fo:font-size="22pt" style:text-underline-style="none" fo:font-weight="normal" officeooo:rsid="000ad2c2" officeooo:paragraph-rsid="000ad2c2" style:font-size-asian="19.25pt" style:font-weight-asian="normal" style:font-size-complex="22pt" style:font-weight-complex="normal"/>
    </style:style>
    <style:style style:name="P3" style:family="paragraph" style:parent-style-name="Standard">
      <style:paragraph-properties fo:text-align="start" style:justify-single-word="false"/>
      <style:text-properties fo:color="#000000" fo:font-size="14pt" style:text-underline-style="none" fo:font-weight="normal" officeooo:rsid="000ad2c2" officeooo:paragraph-rsid="000ad2c2" style:font-size-asian="14pt" style:font-weight-asian="normal" style:font-size-complex="14pt" style:font-weight-complex="normal"/>
    </style:style>
    <style:style style:name="P4" style:family="paragraph" style:parent-style-name="Standard">
      <style:paragraph-properties fo:text-align="start" style:justify-single-word="false"/>
      <style:text-properties fo:color="#000000" fo:font-size="14pt" style:text-underline-style="none" fo:font-weight="normal" officeooo:rsid="000c6646" officeooo:paragraph-rsid="000c6646" style:font-size-asian="14pt" style:font-weight-asian="normal" style:font-size-complex="14pt" style:font-weight-complex="normal"/>
    </style:style>
    <style:style style:name="P5" style:family="paragraph" style:parent-style-name="Standard">
      <style:paragraph-properties fo:text-align="start" style:justify-single-word="false"/>
      <style:text-properties fo:color="#000000" fo:font-size="14pt" style:text-underline-style="none" fo:font-weight="normal" officeooo:rsid="000d8d6b" officeooo:paragraph-rsid="000d8d6b" style:font-size-asian="14pt" style:font-weight-asian="normal" style:font-size-complex="14pt" style:font-weight-complex="normal"/>
    </style:style>
    <style:style style:name="P6" style:family="paragraph" style:parent-style-name="Standard">
      <style:paragraph-properties fo:text-align="start" style:justify-single-word="false"/>
      <style:text-properties fo:color="#000000" fo:font-size="14pt" fo:font-weight="normal" officeooo:paragraph-rsid="000ad2c2" style:font-size-asian="14pt" style:font-size-complex="14pt"/>
    </style:style>
    <style:style style:name="P7" style:family="paragraph" style:parent-style-name="Standard">
      <style:paragraph-properties fo:text-align="start" style:justify-single-word="false"/>
      <style:text-properties fo:color="#000000" fo:font-size="14pt" fo:font-weight="normal" officeooo:rsid="000b1a5b" officeooo:paragraph-rsid="000b1a5b" style:font-size-asian="14pt" style:font-size-complex="14pt"/>
    </style:style>
    <style:style style:name="P8" style:family="paragraph" style:parent-style-name="Standard">
      <style:paragraph-properties fo:text-align="start" style:justify-single-word="false"/>
      <style:text-properties fo:color="#000000" fo:font-size="14pt" fo:font-weight="normal" officeooo:rsid="000c6646" officeooo:paragraph-rsid="000c6646" style:font-size-asian="14pt" style:font-size-complex="14pt"/>
    </style:style>
    <style:style style:name="P9" style:family="paragraph" style:parent-style-name="Standard">
      <style:paragraph-properties fo:text-align="start" style:justify-single-word="false"/>
      <style:text-properties fo:color="#000000" fo:font-size="14pt" style:text-underline-style="solid" style:text-underline-width="auto" style:text-underline-color="font-color" fo:font-weight="bold" officeooo:rsid="000b1a5b" officeooo:paragraph-rsid="000b1a5b" style:font-size-asian="14pt" style:font-weight-asian="bold" style:font-size-complex="14pt" style:font-weight-complex="bold"/>
    </style:style>
    <style:style style:name="T1" style:family="text">
      <style:text-properties officeooo:rsid="000ad2c2"/>
    </style:style>
    <style:style style:name="T2" style:family="text">
      <style:text-properties style:text-underline-style="none"/>
    </style:style>
    <style:style style:name="T3" style:family="text">
      <style:text-properties style:text-underline-style="none" style:font-weight-asian="normal" style:font-weight-complex="normal"/>
    </style:style>
    <style:style style:name="T4" style:family="text">
      <style:text-properties style:text-underline-style="none" officeooo:rsid="000ad2c2" style:font-weight-asian="normal" style:font-weight-complex="normal"/>
    </style:style>
    <style:style style:name="T5" style:family="text">
      <style:text-properties style:text-underline-style="none" officeooo:rsid="000c6646" style:font-weight-asian="normal" style:font-weight-complex="normal"/>
    </style:style>
    <style:style style:name="T6" style:family="text">
      <style:text-properties style:text-underline-style="none" officeooo:rsid="000ad2c2"/>
    </style:style>
    <style:style style:name="T7" style:family="text">
      <style:text-properties officeooo:rsid="000c6646"/>
    </style:style>
    <style:style style:name="T8" style:family="text">
      <style:text-properties officeooo:rsid="000eb76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ncé de rayon</text:p>
      <text:p text:style-name="P1"/>
      <text:p text:style-name="P2"/>
      <text:p text:style-name="P2"/>
      <text:p text:style-name="P3">1) On considère un rayon partant de A et dirigé selon u. Sa représentation paramétrique est r(t)=A+tu, t&gt;0</text:p>
      <text:p text:style-name="P3"/>
      <text:p text:style-name="P3">2) On place une sphère de centre C et de rayon R. Calculer H, le projeté de C sur r(t)</text:p>
      <text:p text:style-name="P3"/>
      <text:p text:style-name="P3">3) Si HC&gt;R, le rayon évite la sphère. Sinon on calcule les deux intersections (ou une, si tangence) en remplaçant les coordonnées de r(t) dans l'équation cartésienne de la sphère.</text:p>
      <text:p text:style-name="P3"/>
      <text:p text:style-name="P3">4) On garde celle qui est la plus proche de A.</text:p>
      <text:p text:style-name="P3"/>
      <text:p text:style-name="P3">5) on applique le modèle d'illumination par une source ponctuelle en ce point. La normale en ce point est évidente. Si B est le point d'intersection, on prendra comme normale unitaire le vecteur CB divisé par sa norme.</text:p>
      <text:p text:style-name="P3"/>
      <text:p text:style-name="P6"><text:span text:style-name="T4"><text:tab/>Une couleur n'est visible que si elle reçoit de la lumière. C'est pourquoi, si un pixel n'est pas dans l'ombre d'un autre objet, on détermine détermine la source de lumière qui l'éclaire.</text:span></text:p>
      <text:p text:style-name="P6"><text:span text:style-name="T4"/></text:p>
      <text:p text:style-name="P9"><text:span text:style-name="T1">L</text:span>umière ambiante :</text:p>
      <text:p text:style-name="P7"><text:span text:style-name="T3"/></text:p>
      <text:p text:style-name="P7"><text:span text:style-name="T3"><text:tab/></text:span><text:span text:style-name="T5">La lumière ambiante ne permet pas d'afficher les relief d'un objet 3D.</text:span></text:p>
      <text:p text:style-name="P8"><text:span text:style-name="T5">P</text:span><text:span text:style-name="T3">ar exemple, une sphère éclairée par une lumière ambiante, sera représentée par un cercle plein en 2D sur l'image.</text:span></text:p>
      <text:p text:style-name="P3"/>
      <text:p text:style-name="P3"><text:tab/><text:span text:style-name="T7">Il va donc falloir partir de l'équation cartésienne d'une sphère et aboutir à une équation du second degré que l'on résout avec le calcul de discriminant.</text:span></text:p>
      <text:p text:style-name="P3"/>
      <text:p text:style-name="P3"/>
      <text:p text:style-name="P4">Tout d'abord, on connaît :</text:p>
      <text:p text:style-name="P4"/>
      <text:p text:style-name="P4">- La position de la caméra</text:p>
      <text:p text:style-name="P4">- La position de la lumière</text:p>
      <text:p text:style-name="P4">- Le vecteur d'un rayon de lumière</text:p>
      <text:p text:style-name="P4">- L'origine de la sphère à éclairer</text:p>
      <text:p text:style-name="P4">- Le rayon de cette dernière</text:p>
      <text:p text:style-name="P4">- La distance focale</text:p>
      <text:p text:style-name="P4"/>
      <text:p text:style-name="P5"><text:soft-page-break/>- L'équation cartésienne d'une sphère : (X-Xc)² + (Y-Yc)² + (Z-Zc)² = r²</text:p>
      <text:p text:style-name="P5">- Calcul de discriminant :</text:p>
      <text:p text:style-name="P5"/>
      <text:p text:style-name="P5"><text:tab/>Soit l'équation : aX² + bX + c = 0</text:p>
      <text:p text:style-name="P5"/>
      <text:p text:style-name="P5"><text:tab/>On calcul le discriminant (Delta) :</text:p>
      <text:p text:style-name="P5"/>
      <text:p text:style-name="P5"><text:tab/><text:tab/>Delta = b² – 4ac</text:p>
      <text:p text:style-name="P5"/>
      <text:p text:style-name="P5"><text:tab/>Si Delta &lt; 0 :</text:p>
      <text:p text:style-name="P5"><text:tab/></text:p>
      <text:p text:style-name="P5"><text:tab/><text:tab/>Aucune solution, donc pas d'intersection.</text:p>
      <text:p text:style-name="P5"/>
      <text:p text:style-name="P5"><text:tab/>Si Delta = 0 :</text:p>
      <text:p text:style-name="P5"><text:tab/></text:p>
      <text:p text:style-name="P5"><text:tab/><text:tab/>Une solution, donc une intersection :</text:p>
      <text:p text:style-name="P5"><text:tab/><text:tab/><text:tab/>solution = -b² / 2a</text:p>
      <text:p text:style-name="P5"/>
      <text:p text:style-name="P5"><text:tab/>Si Delta &gt; 0 :</text:p>
      <text:p text:style-name="P5"><text:tab/></text:p>
      <text:p text:style-name="P5"><text:tab/><text:tab/>Deux solutions, donc deux intersections :</text:p>
      <text:p text:style-name="P5"><text:tab/><text:tab/><text:tab/>solution1 = (-b + Delta) / 2a</text:p>
      <text:p text:style-name="P5"><text:tab/><text:tab/><text:tab/>solution<text:span text:style-name="T8">2</text:span> = (-b - Delta) / 2a</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 svg:font-family="'Lucida Sans', 'Lucida Sans Unicode', 'Lucida Grande', Lucida,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2T10:03:11.289000000</meta:creation-date>
    <dc:date>2016-02-12T13:00:31.868000000</dc:date>
    <meta:editing-duration>PT2H11M46S</meta:editing-duration>
    <meta:editing-cycles>3</meta:editing-cycles>
    <meta:generator>LibreOffice/5.0.2.2$Windows_x86 LibreOffice_project/37b43f919e4de5eeaca9b9755ed688758a8251fe</meta:generator>
    <meta:document-statistic meta:table-count="0" meta:image-count="0" meta:object-count="0" meta:page-count="2" meta:paragraph-count="35" meta:word-count="349" meta:character-count="1837" meta:non-whitespace-character-count="1498"/>
  </office:meta>
</office:document-meta>
</file>